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6eb9" officeooo:paragraph-rsid="00016eb9"/>
    </style:style>
    <style:style style:name="P2" style:family="paragraph" style:parent-style-name="Standard">
      <style:text-properties officeooo:rsid="00016eb9" officeooo:paragraph-rsid="00036789"/>
    </style:style>
    <style:style style:name="P3" style:family="paragraph" style:parent-style-name="Standard">
      <style:text-properties officeooo:rsid="00016eb9" officeooo:paragraph-rsid="0005258e"/>
    </style:style>
    <style:style style:name="P4" style:family="paragraph" style:parent-style-name="Standard">
      <style:text-properties officeooo:rsid="00036789" officeooo:paragraph-rsid="00036789"/>
    </style:style>
    <style:style style:name="P5" style:family="paragraph" style:parent-style-name="Standard">
      <style:text-properties officeooo:rsid="0005258e" officeooo:paragraph-rsid="0005258e"/>
    </style:style>
    <style:style style:name="P6" style:family="paragraph" style:parent-style-name="Standard">
      <style:text-properties style:font-name="Liberation Serif" officeooo:rsid="0005258e" officeooo:paragraph-rsid="0005258e"/>
    </style:style>
    <style:style style:name="P7" style:family="paragraph" style:parent-style-name="Standard">
      <style:text-properties style:font-name="Liberation Serif" officeooo:rsid="00053123" officeooo:paragraph-rsid="0005258e"/>
    </style:style>
    <style:style style:name="P8" style:family="paragraph" style:parent-style-name="Standard">
      <style:text-properties style:font-name="Liberation Serif" officeooo:rsid="0005529b" officeooo:paragraph-rsid="0005258e"/>
    </style:style>
    <style:style style:name="P9" style:family="paragraph" style:parent-style-name="Standard">
      <style:text-properties style:font-name="Liberation Serif" officeooo:rsid="000ea11d" officeooo:paragraph-rsid="000ea11d"/>
    </style:style>
    <style:style style:name="P10" style:family="paragraph" style:parent-style-name="Standard">
      <style:text-properties style:font-name="Liberation Serif" officeooo:rsid="0010d9d5" officeooo:paragraph-rsid="0010d9d5"/>
    </style:style>
    <style:style style:name="P11" style:family="paragraph" style:parent-style-name="Standard">
      <style:text-properties style:font-name="Liberation Serif" officeooo:rsid="00130646" officeooo:paragraph-rsid="00130646"/>
    </style:style>
    <style:style style:name="P12" style:family="paragraph" style:parent-style-name="Standard">
      <style:text-properties style:font-name="Liberation Serif1" officeooo:rsid="000ea11d" officeooo:paragraph-rsid="000ea11d"/>
    </style:style>
    <style:style style:name="P13" style:family="paragraph" style:parent-style-name="Standard">
      <style:text-properties style:font-name="Liberation Serif1" officeooo:rsid="0010d9d5" officeooo:paragraph-rsid="0010d9d5"/>
    </style:style>
    <style:style style:name="P14" style:family="paragraph" style:parent-style-name="Standard">
      <style:text-properties style:font-name="Liberation Serif1" officeooo:rsid="0014bd61" officeooo:paragraph-rsid="0014bd61"/>
    </style:style>
    <style:style style:name="P15" style:family="paragraph" style:parent-style-name="Standard">
      <style:text-properties style:font-name="Liberation Serif1" officeooo:rsid="0014bd61" officeooo:paragraph-rsid="00130646"/>
    </style:style>
    <style:style style:name="P16" style:family="paragraph" style:parent-style-name="Standard">
      <style:text-properties style:font-name="Liberation Serif1" officeooo:rsid="00130646" officeooo:paragraph-rsid="00130646"/>
    </style:style>
    <style:style style:name="T1" style:family="text">
      <style:text-properties officeooo:rsid="000185b1"/>
    </style:style>
    <style:style style:name="T2" style:family="text">
      <style:text-properties officeooo:rsid="00025b2e"/>
    </style:style>
    <style:style style:name="T3" style:family="text">
      <style:text-properties officeooo:rsid="00036789"/>
    </style:style>
    <style:style style:name="T4" style:family="text">
      <style:text-properties officeooo:rsid="0005258e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5258e"/>
    </style:style>
    <style:style style:name="T7" style:family="text">
      <style:text-properties style:font-name="Liberation Serif1" officeooo:rsid="000ea11d"/>
    </style:style>
    <style:style style:name="T8" style:family="text">
      <style:text-properties style:font-name="Liberation Serif1" officeooo:rsid="001295fe"/>
    </style:style>
    <style:style style:name="T9" style:family="text">
      <style:text-properties style:font-name="Liberation Serif1" officeooo:rsid="0014bd61"/>
    </style:style>
    <style:style style:name="T10" style:family="text">
      <style:text-properties style:font-name="Liberation Serif" officeooo:rsid="0005258e"/>
    </style:style>
    <style:style style:name="T11" style:family="text">
      <style:text-properties style:font-name="Liberation Serif" officeooo:rsid="00053123"/>
    </style:style>
    <style:style style:name="T12" style:family="text">
      <style:text-properties style:font-name="Liberation Serif" officeooo:rsid="0005529b"/>
    </style:style>
    <style:style style:name="T13" style:family="text">
      <style:text-properties style:font-name="Liberation Serif" officeooo:rsid="0006d889"/>
    </style:style>
    <style:style style:name="T14" style:family="text">
      <style:text-properties style:font-name="Liberation Serif" officeooo:rsid="00087c91"/>
    </style:style>
    <style:style style:name="T15" style:family="text">
      <style:text-properties officeooo:rsid="000a259e"/>
    </style:style>
    <style:style style:name="T16" style:family="text">
      <style:text-properties officeooo:rsid="000b887c"/>
    </style:style>
    <style:style style:name="T17" style:family="text">
      <style:text-properties officeooo:rsid="0010d9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ion pour les graphes :</text:p>
      <text:p text:style-name="P1"><text:tab/>G = (V, E)<text:tab/>V = vertices = sommets, E = edges = arêtes <text:span text:style-name="T1">(non-orienté)</text:span>/arcs <text:span text:style-name="T1">(orienté)</text:span></text:p>
      <text:p text:style-name="P1"><text:tab/>G = (V, E, w)<text:tab/>w = weight = poids</text:p>
      <text:p text:style-name="P1"/>
      <text:p text:style-name="P1"><text:tab/><text:span text:style-name="T2">E C\_ (V 2)<text:tab/>ensemble des ensembles de 2 éléments de V</text:span></text:p>
      <text:p text:style-name="P1"><text:tab/><text:span text:style-name="T2">E = {{1, 2}, {2, 3}, {1, 3}}</text:span></text:p>
      <text:p text:style-name="P1"><text:tab/><text:span text:style-name="T3">|E| = nombre d’arêtes</text:span></text:p>
      <text:p text:style-name="P1"><text:tab/><text:span text:style-name="T3">|E| &lt;= |V| * (|V| - 1) / 2 =&gt; |E| = O(|V|²)<text:tab/>non orienté</text:span></text:p>
      <text:p text:style-name="P2"><text:tab/><text:span text:style-name="T3">|E| &lt;= |V| * (|V| - 1)<text:tab/><text:tab/><text:tab/><text:tab/>orienté</text:span></text:p>
      <text:p text:style-name="P2"/>
      <text:p text:style-name="P2"><text:tab/><text:span text:style-name="T3">Boucles dans la représentation matricielle d’un graphe : ça passe mal</text:span></text:p>
      <text:p text:style-name="P2"/>
      <text:p text:style-name="P2"><text:tab/><text:span text:style-name="T3">Graphe simple :</text:span></text:p>
      <text:p text:style-name="P4"><text:tab/><text:tab/>pas de boucle</text:p>
      <text:p text:style-name="P2"><text:tab/><text:tab/><text:span text:style-name="T3">pas d’arc ou d’arête multiple</text:span></text:p>
      <text:p text:style-name="P2"/>
      <text:p text:style-name="P2"><text:tab/><text:span text:style-name="T4">Dans un graphe connexe : |V| - 1 &lt;= |E|, |V| = O(|E|)</text:span></text:p>
      <text:p text:style-name="P3"><text:tab/></text:p>
      <text:p text:style-name="P5"><text:tab/>graphe non orienté :<text:tab/><text:tab/><text:tab/><text:tab/><text:tab/>graphe orienté:</text:p>
      <text:p text:style-name="P3"><text:tab/><text:span text:style-name="T6">Σ</text:span><text:span text:style-name="T10">(v in V) deg(v) = 2|E|<text:tab/><text:tab/><text:tab/><text:tab/></text:span><text:span text:style-name="T6">Σ</text:span><text:span text:style-name="T10">(v in V) deg+(v) = </text:span><text:span text:style-name="T6">Σ</text:span><text:span text:style-name="T10">(v in V) deg-(v) = |E|</text:span></text:p>
      <text:p text:style-name="P6"/>
      <text:p text:style-name="P3"><text:span text:style-name="T10"><text:tab/></text:span><text:span text:style-name="T11">Opérations<text:tab/><text:tab/><text:tab/>liste d’adjacence<text:tab/><text:tab/>matrice d’adjacence</text:span></text:p>
      <text:p text:style-name="P7"><text:tab/>itérer sur les voisins<text:tab/><text:tab/>\theta(deg(x))<text:tab/><text:tab/><text:tab/>\theta(|V|)</text:p>
      <text:p text:style-name="P7"><text:tab/>tester x, y<text:tab/><text:tab/><text:tab/>O(deg(x))<text:tab/><text:tab/><text:tab/>\theta(1)</text:p>
      <text:p text:style-name="P7"/>
      <text:p text:style-name="P3"><text:span text:style-name="T11"><text:tab/></text:span><text:span text:style-name="T12">edges = [[5], [2, 3], [1, 3, 4], [1, 2, 4], [2, 3], [0]]</text:span></text:p>
      <text:p text:style-name="P8"><text:tab/>def dfs(adj):</text:p>
      <text:p text:style-name="P8"><text:tab/><text:tab/>n = len(adj)</text:p>
      <text:p text:style-name="P8"><text:tab/><text:tab/>seen = [False]*n</text:p>
      <text:p text:style-name="P8"/>
      <text:p text:style-name="P3"><text:span text:style-name="T12"><text:tab/><text:tab/>def rec(s):<text:tab/><text:tab/><text:tab/></text:span><text:span text:style-name="T14">appelé |V| + |E| fois</text:span></text:p>
      <text:p text:style-name="P8"><text:tab/><text:tab/><text:tab/>if seen[s]:</text:p>
      <text:p text:style-name="P8"><text:tab/><text:tab/><text:tab/><text:tab/>return</text:p>
      <text:p text:style-name="P8"><text:tab/><text:tab/><text:tab/>seen[s] = True</text:p>
      <text:p text:style-name="P8"><text:tab/><text:tab/><text:tab/>for d in adj[s]:</text:p>
      <text:p text:style-name="P8"><text:tab/><text:tab/><text:tab/><text:tab/>rec(d)</text:p>
      <text:p text:style-name="P3"><text:span text:style-name="T12"><text:tab/><text:tab/><text:tab/></text:span><text:span text:style-name="T13">print(s)</text:span></text:p>
      <text:p text:style-name="P8"/>
      <text:p text:style-name="P8"><text:tab/><text:tab/>for s in range(n):</text:p>
      <text:p text:style-name="P8"><text:tab/><text:tab/><text:tab/>rec(s)</text:p>
      <text:p text:style-name="P8"/>
      <text:p text:style-name="P8"><text:tab/><text:span text:style-name="T15">Excentricité : distance maximale que l’on peut faire depuis le sommet choisit</text:span></text:p>
      <text:p text:style-name="P8"><text:tab/><text:span text:style-name="T16">rayon = min excentricité</text:span></text:p>
      <text:p text:style-name="P8"><text:tab/><text:span text:style-name="T16">diamètre = max excentricité</text:span></text:p>
      <text:p text:style-name="P8"/>
      <text:p text:style-name="P8"/>
      <text:p text:style-name="P8"/>
      <text:p text:style-name="P8"/>
      <text:p text:style-name="P8"/>
      <text:p text:style-name="P9"><text:soft-page-break/>Pour dist[v] = infini</text:p>
      <text:p text:style-name="P9"><text:span text:style-name="T17">Plus court chemin</text:span> :</text:p>
      <text:p text:style-name="P9"><text:tab/>dist[s] = 0</text:p>
      <text:p text:style-name="P9"><text:tab/>todo[s] = 0</text:p>
      <text:p text:style-name="P9"><text:tab/>while todo != []:</text:p>
      <text:p text:style-name="P9"><text:tab/><text:tab/>x = todo.pop_front()</text:p>
      <text:p text:style-name="P9"><text:tab/><text:tab/>for x in <text:span text:style-name="T5">δ+(x):</text:span></text:p>
      <text:p text:style-name="P12"><text:tab/><text:tab/><text:tab/>if dist[y] == infini:</text:p>
      <text:p text:style-name="P12"><text:tab/><text:tab/><text:tab/><text:tab/>dist[y] = dist[x] + 1</text:p>
      <text:p text:style-name="P12"><text:tab/><text:tab/><text:tab/><text:tab/>todo.push_back(y);</text:p>
      <text:p text:style-name="P12"><text:tab/>return dist</text:p>
      <text:p text:style-name="P12"/>
      <text:p text:style-name="P13">Pour dist[v] = infini</text:p>
      <text:p text:style-name="P10"><text:span text:style-name="T5">Dijsktra </text:span><text:span text:style-name="T8">(peut faire des cycles infinis en cas de poid négatif) </text:span><text:span text:style-name="T5">:</text:span></text:p>
      <text:p text:style-name="P13"><text:tab/>dist[v] = 0</text:p>
      <text:p text:style-name="P13"><text:tab/>todo = [s]</text:p>
      <text:p text:style-name="P13"><text:tab/>while todo != []:</text:p>
      <text:p text:style-name="P13"><text:tab/><text:tab/>x = todo[sommet avec la dist la plus petit]</text:p>
      <text:p text:style-name="P10"><text:span text:style-name="T5"><text:tab/><text:tab/>for y in </text:span><text:span text:style-name="T7">δ+(x):</text:span></text:p>
      <text:p text:style-name="P10"><text:span text:style-name="T7"><text:tab/><text:tab/><text:tab/></text:span><text:span text:style-name="T5">if dist[y] == infini:</text:span></text:p>
      <text:p text:style-name="P13"><text:tab/><text:tab/><text:tab/><text:tab/>todo.append(y)</text:p>
      <text:p text:style-name="P13"><text:tab/><text:tab/><text:tab/>dist[y] = min(dist[y], dist[x] + w(x, y))</text:p>
      <text:p text:style-name="P13"><text:tab/><text:tab/>return dist</text:p>
      <text:p text:style-name="P13"/>
      <text:p text:style-name="P14">Pour D[v] = infini</text:p>
      <text:p text:style-name="P16">Bellman – Ford :</text:p>
      <text:p text:style-name="P11"><text:span text:style-name="T5"><text:tab/></text:span><text:span text:style-name="T9">D[v] = 0</text:span></text:p>
      <text:p text:style-name="P15"><text:tab/>for k = 1 to |V| - 1:</text:p>
      <text:p text:style-name="P15"><text:tab/><text:tab/>for (x, y) in E:</text:p>
      <text:p text:style-name="P15"><text:tab/><text:tab/><text:tab/>D[y] = min(dist[y], dist[x] + w(x, y))</text:p>
      <text:p text:style-name="P15"/>
      <text:p text:style-name="P15"><text:tab/>return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09:14.918071428</meta:creation-date>
    <dc:date>2019-03-08T15:37:11.384289240</dc:date>
    <meta:editing-duration>PT2H31M4S</meta:editing-duration>
    <meta:editing-cycles>16</meta:editing-cycles>
    <meta:generator>LibreOffice/6.2.1.2$Linux_X86_64 LibreOffice_project/20$Build-2</meta:generator>
    <meta:document-statistic meta:table-count="0" meta:image-count="0" meta:object-count="0" meta:page-count="2" meta:paragraph-count="64" meta:word-count="342" meta:character-count="1784" meta:non-whitespace-character-count="1382"/>
  </office:meta>
</office:document-meta>
</file>